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898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یا نچلا بازو، [عضد یا اوپری بازو]</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drock, bed rock</text:p>
          </table:table-cell>
          <table:table-cell table:style-name="ce69" office:value-type="string" calcext:value-type="string">
            <text:p>تحتی چٹان</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ckle, turn buckle</text:p>
          </table:table-cell>
          <table:table-cell office:value-type="string" calcext:value-type="string">
            <text:p>بکسوا، چکردار بکسوا</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71.5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ouds: nimbostratus clouds, [cumulus clouds]</text:p>
          </table:table-cell>
          <table:table-cell office:value-type="string" calcext:value-type="string">
            <text:p>گھٹائیں، [تودہ اب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 ظرف</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k, stopper of bottle</text:p>
          </table:table-cell>
          <table:table-cell table:style-name="ce17" office:value-type="string" calcext:value-type="string">
            <text:p>ڈاٹ</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2">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41.62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یا زائد <text:s/>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 {mughal era}</text:p>
          </table:table-cell>
          <table:table-cell office:value-type="string" calcext:value-type="string">
            <text:p>کوس، پرسنگ یا فرسخ</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ame</text:p>
          </table:table-cell>
          <table:table-cell office:value-type="string" calcext:value-type="string">
            <text:p>چوکھٹا، ڈھانچہ</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laysia</text:p>
          </table:table-cell>
          <table:table-cell office:value-type="string" calcext:value-type="string">
            <text:p>ملائیشیا</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n, seer, pao, masha, ruttie, tola, chattak, dhRi</text:p>
          </table:table-cell>
          <table:table-cell office:value-type="string" calcext:value-type="string">
            <text:p>من، سیر، پاو، ماشہ، رتی، تولہ، چھٹانک، دھڑ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 زائد مقصور</text:p>
          </table:table-cell>
          <table:table-cell table:number-columns-repeated="1022"/>
        </table:table-row>
        <table:table-row table:style-name="ro1">
          <table:table-cell office:value-type="string" calcext:value-type="string">
            <text:p>over voltage</text:p>
          </table:table-cell>
          <table:table-cell office:value-type="string" calcext:value-type="string">
            <text:p>زائد برقی دباو</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oxidant, [oxidation], oxidise, oxidised, oxidisable</text:p>
          </table:table-cell>
          <table:table-cell office:value-type="string" calcext:value-type="string">
            <text:p>تکسیدکار، [تکسید]، <text:s/>تکسین کرنا یا تکسید، <text:s/>تکسید کیا ہوا، تکسید پذیر</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کو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ke (10^8 shakes equal one second)</text:p>
          </table:table-cell>
          <table:table-cell office:value-type="string" calcext:value-type="string">
            <text:p>شیک</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icon</text:p>
          </table:table-cell>
          <table:table-cell table:style-name="ce17" office:value-type="string" calcext:value-type="string">
            <text:p>سلیکان</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text:p>
          </table:table-cell>
          <table:table-cell office:value-type="string" calcext:value-type="string">
            <text:p><text:s/></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ist</text:p>
          </table:table-cell>
          <table:table-cell office:value-type="string" calcext:value-type="string">
            <text:p>کلائ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57">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2T17:18:08.513550280</dc:date>
    <meta:editing-duration>P127DT7H56M8S</meta:editing-duration>
    <meta:editing-cycles>6056</meta:editing-cycles>
    <meta:generator>LibreOffice/7.3.7.2$Linux_X86_64 LibreOffice_project/30$Build-2</meta:generator>
    <meta:document-statistic meta:table-count="3" meta:cell-count="88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